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4785in" style:rel-column-width="61290*"/>
    </style:style>
    <style:style style:name="Table10.B" style:family="table-column">
      <style:table-column-properties style:column-width="0.4486in" style:rel-column-width="4245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.0382in" fo:border="none"/>
    </style:style>
    <style:style style:name="Table6" style:family="table">
      <style:table-properties style:width="1.5938in" table:align="left"/>
    </style:style>
    <style:style style:name="Table6.A" style:family="table-column">
      <style:table-column-properties style:column-width="1.5938in"/>
    </style:style>
    <style:style style:name="Table6.1" style:family="table-row">
      <style:table-row-properties style:min-row-height="0.1979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9375in" style:rel-column-width="18330*"/>
    </style:style>
    <style:style style:name="Table1.B" style:family="table-column">
      <style:table-column-properties style:column-width="0.1458in" style:rel-column-width="1379*"/>
    </style:style>
    <style:style style:name="Table1.C" style:family="table-column">
      <style:table-column-properties style:column-width="4.8438in" style:rel-column-width="4582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4.7681in" table:align="margins"/>
    </style:style>
    <style:style style:name="Table3.A" style:family="table-column">
      <style:table-column-properties style:column-width="0.1979in" style:rel-column-width="2720*"/>
    </style:style>
    <style:style style:name="Table3.B" style:family="table-column">
      <style:table-column-properties style:column-width="4.5701in" style:rel-column-width="6281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4.8438in" fo:margin-left="2.0875in" fo:margin-right="-0.0063in" table:align="margins"/>
    </style:style>
    <style:style style:name="Table5.A" style:family="table-column">
      <style:table-column-properties style:column-width="0.2188in" style:rel-column-width="2959*"/>
    </style:style>
    <style:style style:name="Table5.B" style:family="table-column">
      <style:table-column-properties style:column-width="4.625in" style:rel-column-width="62576*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809in" style:rel-column-width="7653*"/>
    </style:style>
    <style:style style:name="Table2.B" style:family="table-column">
      <style:table-column-properties style:column-width="2.7451in" style:rel-column-width="25970*"/>
    </style:style>
    <style:style style:name="Table2.C" style:family="table-column">
      <style:table-column-properties style:column-width="3.3729in" style:rel-column-width="31912*"/>
    </style:style>
    <style:style style:name="Table2.A1" style:family="table-cell">
      <style:table-cell-properties style:vertical-align="" fo:padding="0in" fo:border="none"/>
    </style:style>
    <style:style style:name="Table2.C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9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{Kejaksaan}</text:p>
          </table:table-cell>
          <table:table-cell table:style-name="Table10.B1" office:value-type="string">
            <text:p text:style-name="P8">B-17</text:p>
          </table:table-cell>
        </table:table-row>
      </table:table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“UNTUK KEADILAN”</text:p>
          </table:table-cell>
        </table:table-row>
      </table:table>
      <text:p text:style-name="P4"/>
      <text:p text:style-name="P1">SURAT KETETAPAN PENGEMBALIAN BENDA SITAAN/BARANG BUKTI</text:p>
      <text:p text:style-name="P1">YANG TIDAK DIPERLUKAN LAGI BAGI KEPENTINGAN</text:p>
      <text:p text:style-name="P1">PENYITAAN / PENUNTUTAN</text:p>
      <text:p text:style-name="P1">Nomor : {nomor}</text:p>
      <text:p text:style-name="P1">KEPALA {Kejaksaan}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Membaca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2">1.</text:p>
                </table:table-cell>
                <table:table-cell table:style-name="Table3.A1" office:value-type="string">
                  <text:p text:style-name="P6">Berita acara pendapat hasil penyidikan</text:p>
                </table:table-cell>
              </table:table-row>
              <table:table-row>
                <table:table-cell table:style-name="Table3.A1" office:value-type="string">
                  <text:p text:style-name="P12">2.</text:p>
                </table:table-cell>
                <table:table-cell table:style-name="Table3.A1" office:value-type="string">
                  <text:list xml:id="list5213434235853114545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list>
                                                    <text:list-item>
                                                      <text:p text:style-name="P14">Berita acara pendapat Jaksa Penuntut Umum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6">Menimbang<text:tab/>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7">Bahwa benda sitaan/barang bukti register No <text:span text:style-name="T2">{no_reg}</text:span> di ajukan dalam perkara tersangka/terdakwa <text:span text:style-name="T2">{tersangka}</text:span> ternyata tidak ada kaitannya dengan upaya pembuktian, oleh karena itu dianggap tidak perlu untuk dijadikan barang bukti dalam perkara ini.</text:p>
          </table:table-cell>
        </table:table-row>
        <table:table-row table:style-name="Table1.1">
          <table:table-cell table:style-name="Table1.A1" office:value-type="string">
            <text:p text:style-name="P6">Mengingat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6">Pasal 14 I jo pasal 46(1) KUHAP</text:p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1">MENETAPKAN :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1.</text:p>
          </table:table-cell>
          <table:table-cell table:style-name="Table5.A1" office:value-type="string">
            <text:list xml:id="list7313835492238865678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6"><text:span text:style-name="T1">Benda sitaan/barang bukti berupa {barbuk} dinyatakan tidak diperlukan lagi bagi kepentingan penyidikan / penuntutan perkara an. <text:s/>tersangka/terdakwa </text:span><text:span text:style-name="T2">{tersangka}</text:span><text:span text:style-name="T1">.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12">2.</text:p>
          </table:table-cell>
          <table:table-cell table:style-name="Table5.A1" office:value-type="string">
            <text:list xml:id="list30706193"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5">Segala sesuatu akan diubah dan diperbaiki kembali apabila ternyata di kemudian hari terdapat kekeliruan dalam ketetapan ini.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12">3.</text:p>
          </table:table-cell>
          <table:table-cell table:style-name="Table5.A1" office:value-type="string">
            <text:list xml:id="list30699567"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5">Turunan Surat Ketetapan ini disampaikan kepada ketua pengadilan Negeri, Penyidik dan yang bersangkutan.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6">Ditetapkan di : {ditetapkan}</text:p>
            <text:p text:style-name="P6">Pada Tanggal : {tgl_dikeluarkan}</text:p>
            <text:p text:style-name="P5"/>
            <text:p text:style-name="P10"><text:s/>{kejaksaan}</text:p>
            <text:p text:style-name="P10">SELAKU PENUNTUT UMUM</text:p>
            <text:p text:style-name="P10"/>
            <text:p text:style-name="P10"/>
            <text:p text:style-name="P10"/>
            <text:p text:style-name="P10"/>
            <text:p text:style-name="P11">{nama_penandatangan}</text:p>
            <text:p text:style-name="P10">{pangkat} NIP. {nip_penandatangan}</text:p>
          </table:table-cell>
        </table:table-row>
      </table:table>
      <text:list xml:id="list30692047" text:continue-list="list521343423585311454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7"><text:s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6T09:07:52.25</meta:creation-date>
    <dc:date>2016-06-21T10:51:40.31</dc:date>
    <meta:editing-duration>PT5H42M15S</meta:editing-duration>
    <meta:editing-cycles>24</meta:editing-cycles>
    <meta:generator>OpenOffice/4.1.1$Win32 OpenOffice.org_project/411m6$Build-9775</meta:generator>
    <meta:document-statistic meta:table-count="7" meta:image-count="0" meta:object-count="0" meta:page-count="1" meta:paragraph-count="34" meta:word-count="157" meta:character-count="1132"/>
    <dc:creator>hadi wibowo</dc:creator>
  </office:meta>
</office:document-meta>
</file>